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Úlohy-body</text:p>
      <text:p text:style-name="P2">- Naučiť sa pravidlá hry: Výbušné koťátka</text:p>
      <text:p text:style-name="P3">- Vyhľadávanie údajov</text:p>
      <text:p text:style-name="P4">- Vytvorenie dizajnu kariet v GUI/stiahnutie kariet z netu</text:p>
      <text:p text:style-name="P5">- Vytvorenie hlavného menu(pozadie, buttony, ...)</text:p>
      <text:p text:style-name="P6">- Urobiť menu s pravidlami<text:s/></text:p>
      <text:p text:style-name="P7">- Urobiť nastavnia(napr. s hlasitosťou hudby)</text:p>
      <text:p text:style-name="P8">- More/Link – presmerovanie na kúpu stolnej hry</text:p>
      <text:p text:style-name="P9">- Naplánovať rozdelenie kódu</text:p>
      <text:p text:style-name="P10">-<text:s/>Hráč VS PC</text:p>
      <text:p text:style-name="P11">-<text:s/>Nakódiť základný princíp hry</text:p>
      <text:p text:style-name="P12">-<text:s/>Naučiť sa robiť animácie v Jave/v inom programe</text:p>
      <text:p text:style-name="P13">- Urobiť animácie kariet(vyťahovanie z balíka, pokladanie,<text:s/>miešanie, výbuch,<text:s/>...)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Repáň</meta:initial-creator>
    <dc:creator>Nicolas Repáň</dc:creator>
    <meta:creation-date>2022-03-16T18:05:00Z</meta:creation-date>
    <dc:date>2022-03-16T18:35:00Z</dc:date>
    <meta:template xlink:href="Normal" xlink:type="simple"/>
    <meta:editing-cycles>1</meta:editing-cycles>
    <meta:editing-duration>PT1800S</meta:editing-duration>
    <meta:document-statistic meta:page-count="1" meta:paragraph-count="1" meta:word-count="76" meta:character-count="512" meta:row-count="3" meta:non-whitespace-character-count="437"/>
  </office:meta>
</office:document-meta>
</file>